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feConfig.setSafeMode( boolean saf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onfig.configure( ValueParser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feConfig.isConfigLo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onfig.setLockConfig( boolean 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onfig.isSaf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onfig.configure( Map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